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59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SETS FLAGS</text:p>
          </table:table-cell>
          <table:table-cell office:value-type="string" calcext:value-type="string">
            <text:p>TRAPS</text:p>
          </table:table-cell>
          <table:table-cell table:style-name="ce1" office:value-type="string" calcext:value-type="string">
            <text:p><text:s/>WORKING CORRECTLY</text:p>
          </table:table-cell>
        </table:table-row>
        <table:table-row table:style-name="ro1">
          <table:table-cell office:value-type="string" calcext:value-type="string">
            <text:p>ADD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D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UB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L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R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MUL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MUL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MUL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MUL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 O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DIV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(DIV BY 0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DIV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O</text:p>
          </table:table-cell>
          <table:table-cell office:value-type="string" calcext:value-type="string">
            <text:p>YES(DIV BY 0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DIV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DIV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N O </text:p>
          </table:table-cell>
          <table:table-cell office:value-type="string" calcext:value-type="string">
            <text:p>YES(DIV BY 0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N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N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NOR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NORDC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DDD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ADDD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ADDD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UBD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UBD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UBD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UMULD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UMULD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UMULD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MULD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MULD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SMULD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DDDREDUCE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DDDREDUCE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DREDUCE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DDREDUCE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REDUCE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RDREDUCE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DREDUCE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ORDREDUCE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BYTEDPO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FADD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ADD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SUB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SUB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MUL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MUL3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FI16TOH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FHTOI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DDREDUC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STOH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HTO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WA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SWAP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</text:p>
          </table:table-cell>
        </table:table-row>
        <table:table-row table:style-name="ro1" table:number-rows-repeated="104850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4:41:07.574114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4:10:12.515190128</meta:creation-date>
    <dc:date>2020-12-30T14:47:59.020918414</dc:date>
    <meta:editing-duration>PT21H34M41S</meta:editing-duration>
    <meta:editing-cycles>2</meta:editing-cycles>
    <meta:generator>LibreOffice/6.0.7.3$Linux_X86_64 LibreOffice_project/00m0$Build-3</meta:generator>
    <meta:document-statistic meta:table-count="1" meta:cell-count="310" meta:object-count="0"/>
  </office:meta>
</office:document-meta>
</file>